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.configure( Socket _clientSocket , ProxyControl _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.Proxy( Socket clientSocket , ProxyControl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.configure( Socket _clientSocket , ProxyControl _target , Map _pageEncodings , Map _formEncod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.getUrlWithoutQuery( URL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xy.addPageEncoding( SampleResult resul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.massageResponseHeaders( SampleResult res , boolean forcedHTTP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Proxy.writeToClient( SampleResult res , OutputStream out , boolean forcedHTT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oxy.generateErrorResult( SampleResult result ,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xy.writeErrorToClient( String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xy.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xy.addFormEncodings( SampleResult result , String page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xy.run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76">
            <text:p text:style-name="Table_20_Contents">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